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84613B5E57E57E47.png" manifest:media-type="image/png"/>
  <manifest:file-entry manifest:full-path="Pictures/100002010000004A00000024A052E1B90748D3FA.png" manifest:media-type="image/png"/>
  <manifest:file-entry manifest:full-path="Pictures/100002010000004A000000240B22F9A876F3C7F6.png" manifest:media-type="image/png"/>
  <manifest:file-entry manifest:full-path="Pictures/100002010000004A00000024F19113C227CC3B7F.png" manifest:media-type="image/png"/>
  <manifest:file-entry manifest:full-path="Pictures/100002010000004A0000002477D8984DA8174499.png" manifest:media-type="image/png"/>
  <manifest:file-entry manifest:full-path="Pictures/100002010000004A00000024E6DB37260D5095D9.png" manifest:media-type="image/png"/>
  <manifest:file-entry manifest:full-path="Pictures/100002010000004A0000002402B6596EB4CD6E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0" style:family="paragraph" style:parent-style-name="Table_20_Contents">
      <style:text-properties style:font-name="FreeSerif"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6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1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2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94" style:family="paragraph" style:parent-style-name="Standard">
      <style:text-properties officeooo:paragraph-rsid="00261038"/>
    </style:style>
    <style:style style:name="P95" style:family="paragraph" style:parent-style-name="Standard">
      <style:text-properties officeooo:paragraph-rsid="0026f9f6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6f9f6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6f9f6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26f9f6" officeooo:paragraph-rsid="0026f9f6" style:font-size-asian="11pt" style:font-size-complex="11pt"/>
    </style:style>
    <style:style style:name="P108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9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P111" style:family="paragraph" style:parent-style-name="Table_20_Contents">
      <style:text-properties style:font-name="FreeSerif" fo:font-size="11pt" fo:font-weight="normal" officeooo:paragraph-rsid="00261038" style:font-size-asian="11pt" style:font-weight-asian="normal" style:font-size-complex="11pt" style:font-weight-complex="normal"/>
    </style:style>
    <style:style style:name="P112" style:family="paragraph" style:parent-style-name="Table_20_Contents">
      <style:text-properties style:font-name="FreeSerif" fo:font-size="11pt" style:font-size-asian="11pt" style:font-size-complex="11pt"/>
    </style:style>
    <style:style style:name="P113" style:family="paragraph" style:parent-style-name="Table_20_Contents">
      <style:text-properties style:font-name="FreeSerif" fo:font-size="11pt" officeooo:paragraph-rsid="0026f9f6" style:font-size-asian="11pt" style:font-size-complex="11pt"/>
    </style:style>
    <style:style style:name="P114" style:family="paragraph" style:parent-style-name="Table_20_Contents">
      <style:text-properties officeooo:paragraph-rsid="00261038"/>
    </style:style>
    <style:style style:name="P115" style:family="paragraph" style:parent-style-name="Table_20_Contents">
      <style:text-properties officeooo:paragraph-rsid="0026f9f6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6f9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ЗАТВЕРДЖУЮ</text:p>
      <text:p text:style-name="P91">Директор школи</text:p>
      <text:p text:style-name="P91">_____________________</text:p>
      <text:p text:style-name="P91">«____»______________ 20__р.</text:p>
      <text:p text:style-name="P1"/>
      <text:p text:style-name="P14">ЖУРНАЛ ПРОВЕДЕННЯ ІНСТРУКТАЖУ З ТЕХНІКИ БЕЗПЕКИ В КОМП’ЮТЕРНОМУ КЛАСІ <text:span text:style-name="T8">(КАБ. 26)</text:span></text:p>
      <text:p text:style-name="P93">Вчитель: Трубіцина Анастасія Леонідівна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0B22F9A876F3C7F6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1"><draw:image xlink:href="Pictures/100002010000004A00000024F19113C227CC3B7F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5"><draw:image xlink:href="Pictures/100002010000004A00000024E6DB37260D5095D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<draw:frame draw:style-name="fr1" draw:name="Изображение19" text:anchor-type="paragraph" svg:x="16.249cm" svg:y="11.672cm" svg:width="1.953cm" svg:height="0.947cm" draw:z-index="4"><draw:image xlink:href="Pictures/100002010000004A00000024F19113C227CC3B7F.png" xlink:type="simple" xlink:show="embed" xlink:actuate="onLoad" loext:mime-type="image/png"/></draw:frame>№<draw:frame draw:style-name="fr2" draw:name="Изображение23" text:anchor-type="char" svg:x="16.249cm" svg:y="14.873cm" svg:width="1.953cm" svg:height="0.947cm" draw:z-index="21"><draw:image xlink:href="Pictures/100002010000004A0000002402B6596EB4CD6EE9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7985112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7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6">Алексєєв Ігор</text:p>
          </table:table-cell>
          <table:table-cell table:style-name="Таблица1.C2" office:value-type="string">
            <text:p text:style-name="P27">1<text:span text:style-name="T7">0</text:span>-<text:span text:style-name="T10">В</text:span></text:p>
          </table:table-cell>
          <table:table-cell table:style-name="Таблица1.D2" office:value-type="string">
            <text:p text:style-name="P104"><text:span text:style-name="T7">07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50536152145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6">Борщевський Владислав</text:p>
          </table:table-cell>
          <table:table-cell table:style-name="Таблица1.C3" office:value-type="string">
            <text:p text:style-name="P106">1<text:span text:style-name="T7">0</text:span>-<text:span text:style-name="T10">В</text:span></text:p>
          </table:table-cell>
          <table:table-cell table:style-name="Таблица1.D3" office:value-type="string">
            <text:p text:style-name="P105"><text:span text:style-name="T7">07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504980634771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8"><draw:image xlink:href="Pictures/100002010000004A0000002477D8984DA817449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6">Гавриш Владислав</text:p>
          </table:table-cell>
          <table:table-cell table:style-name="Таблица1.C4" office:value-type="string">
            <text:p text:style-name="P106">1<text:span text:style-name="T7">0</text:span>-<text:span text:style-name="T10">В</text:span></text:p>
          </table:table-cell>
          <table:table-cell table:style-name="Таблица1.D4" office:value-type="string">
            <text:p text:style-name="P105"><text:span text:style-name="T7">07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5058472839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6">Гора Дмитро</text:p>
          </table:table-cell>
          <table:table-cell table:style-name="Таблица1.C5" office:value-type="string">
            <text:p text:style-name="P106">1<text:span text:style-name="T7">0</text:span>-<text:span text:style-name="T10">В</text:span></text:p>
          </table:table-cell>
          <table:table-cell table:style-name="Таблица1.D5" office:value-type="string">
            <text:p text:style-name="P105"><text:span text:style-name="T7">07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639690086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6">Доманова Інна</text:p>
          </table:table-cell>
          <table:table-cell table:style-name="Таблица1.C6" office:value-type="string">
            <text:p text:style-name="P106">1<text:span text:style-name="T7">0</text:span>-<text:span text:style-name="T10">В</text:span></text:p>
          </table:table-cell>
          <table:table-cell table:style-name="Таблица1.D6" office:value-type="string">
            <text:p text:style-name="P105"><text:span text:style-name="T7">07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1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64775614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6">Дружко Яна</text:p>
          </table:table-cell>
          <table:table-cell table:style-name="Таблица1.C7" office:value-type="string">
            <text:p text:style-name="P106">1<text:span text:style-name="T7">0</text:span>-<text:span text:style-name="T10">В</text:span></text:p>
          </table:table-cell>
          <table:table-cell table:style-name="Таблица1.D7" office:value-type="string">
            <text:p text:style-name="P105"><text:span text:style-name="T7">07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14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51529445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6">Карпенко Ангеліна</text:p>
          </table:table-cell>
          <table:table-cell table:style-name="Таблица1.C8" office:value-type="string">
            <text:p text:style-name="P106">1<text:span text:style-name="T7">0</text:span>-<text:span text:style-name="T10">В</text:span></text:p>
          </table:table-cell>
          <table:table-cell table:style-name="Таблица1.D8" office:value-type="string">
            <text:p text:style-name="P105"><text:span text:style-name="T7">07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47523162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6">Конопчук Катерина</text:p>
          </table:table-cell>
          <table:table-cell table:style-name="Таблица1.C9" office:value-type="string">
            <text:p text:style-name="P106">1<text:span text:style-name="T7">0</text:span>-<text:span text:style-name="T10">В</text:span></text:p>
          </table:table-cell>
          <table:table-cell table:style-name="Таблица1.D9" office:value-type="string">
            <text:p text:style-name="P105"><text:span text:style-name="T7">07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19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47644233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6">Коцеруба Наталія</text:p>
          </table:table-cell>
          <table:table-cell table:style-name="Таблица1.C10" office:value-type="string">
            <text:p text:style-name="P106">1<text:span text:style-name="T7">0</text:span>-<text:span text:style-name="T10">В</text:span></text:p>
          </table:table-cell>
          <table:table-cell table:style-name="Таблица1.D10" office:value-type="string">
            <text:p text:style-name="P105"><text:span text:style-name="T7">07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2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5462120609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18"><draw:image xlink:href="Pictures/100002010000004A00000024A052E1B90748D3FA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6">Кузьменко Микита</text:p>
          </table:table-cell>
          <table:table-cell table:style-name="Таблица1.C11" office:value-type="string">
            <text:p text:style-name="P106">1<text:span text:style-name="T7">0</text:span>-<text:span text:style-name="T10">В</text:span></text:p>
          </table:table-cell>
          <table:table-cell table:style-name="Таблица1.D11" office:value-type="string">
            <text:p text:style-name="P105"><text:span text:style-name="T7">07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50489525672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6">Лисицин Владислав</text:p>
          </table:table-cell>
          <table:table-cell table:style-name="Таблица1.C12" office:value-type="string">
            <text:p text:style-name="P106">1<text:span text:style-name="T7">0</text:span>-<text:span text:style-name="T10">В</text:span></text:p>
          </table:table-cell>
          <table:table-cell table:style-name="Таблица1.D12" office:value-type="string">
            <text:p text:style-name="P105"><text:span text:style-name="T7">07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12"><draw:image xlink:href="Pictures/100002010000004A0000002484613B5E57E57E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568280127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6">Непочатих Євгенія</text:p>
          </table:table-cell>
          <table:table-cell table:style-name="Таблица1.C13" office:value-type="string">
            <text:p text:style-name="P106">1<text:span text:style-name="T7">0</text:span>-<text:span text:style-name="T10">В</text:span></text:p>
          </table:table-cell>
          <table:table-cell table:style-name="Таблица1.D13" office:value-type="string">
            <text:p text:style-name="P105"><text:span text:style-name="T7">07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7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658615109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6">Отвєрченко Антон</text:p>
          </table:table-cell>
          <table:table-cell table:style-name="Таблица1.C14" office:value-type="string">
            <text:p text:style-name="P106">1<text:span text:style-name="T7">0</text:span>-<text:span text:style-name="T10">В</text:span></text:p>
          </table:table-cell>
          <table:table-cell table:style-name="Таблица1.D14" office:value-type="string">
            <text:p text:style-name="P105"><text:span text:style-name="T7">07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5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543053881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6">Погосян Олександр</text:p>
          </table:table-cell>
          <table:table-cell table:style-name="Таблица1.C15" office:value-type="string">
            <text:p text:style-name="P106">1<text:span text:style-name="T7">0</text:span>-<text:span text:style-name="T10">В</text:span></text:p>
          </table:table-cell>
          <table:table-cell table:style-name="Таблица1.D15" office:value-type="string">
            <text:p text:style-name="P105"><text:span text:style-name="T7">07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3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520366012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6">Рудковський Олексій</text:p>
          </table:table-cell>
          <table:table-cell table:style-name="Таблица1.C16" office:value-type="string">
            <text:p text:style-name="P106">1<text:span text:style-name="T7">0</text:span>-<text:span text:style-name="T10">В</text:span></text:p>
          </table:table-cell>
          <table:table-cell table:style-name="Таблица1.D16" office:value-type="string">
            <text:p text:style-name="P105"><text:span text:style-name="T7">07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503269797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6">Ружнікова Анжеліка</text:p>
          </table:table-cell>
          <table:table-cell table:style-name="Таблица1.C17" office:value-type="string">
            <text:p text:style-name="P106">1<text:span text:style-name="T7">0</text:span>-<text:span text:style-name="T10">В</text:span></text:p>
          </table:table-cell>
          <table:table-cell table:style-name="Таблица1.D17" office:value-type="string">
            <text:p text:style-name="P105"><text:span text:style-name="T7">07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50588141261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6">Супрун Вікторія</text:p>
          </table:table-cell>
          <table:table-cell table:style-name="Таблица1.C18" office:value-type="string">
            <text:p text:style-name="P106">1<text:span text:style-name="T7">0</text:span>-<text:span text:style-name="T10">В</text:span></text:p>
          </table:table-cell>
          <table:table-cell table:style-name="Таблица1.D18" office:value-type="string">
            <text:p text:style-name="P105"><text:span text:style-name="T7">07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50575573005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6">Трунова Дар'я</text:p>
          </table:table-cell>
          <table:table-cell table:style-name="Таблица1.C19" office:value-type="string">
            <text:p text:style-name="P106">1<text:span text:style-name="T7">0</text:span>-<text:span text:style-name="T10">В</text:span></text:p>
          </table:table-cell>
          <table:table-cell table:style-name="Таблица1.D19" office:value-type="string">
            <text:p text:style-name="P105"><text:span text:style-name="T7">07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3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642116087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6">Турковський Костянтин</text:p>
          </table:table-cell>
          <table:table-cell table:style-name="Таблица1.C20" office:value-type="string">
            <text:p text:style-name="P106">1<text:span text:style-name="T7">0</text:span>-<text:span text:style-name="T10">В</text:span></text:p>
          </table:table-cell>
          <table:table-cell table:style-name="Таблица1.D20" office:value-type="string">
            <text:p text:style-name="P105"><text:span text:style-name="T7">07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6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615202959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6">Фомін Микити</text:p>
          </table:table-cell>
          <table:table-cell table:style-name="Таблица1.C21" office:value-type="string">
            <text:p text:style-name="P106">1<text:span text:style-name="T7">0</text:span>-<text:span text:style-name="T10">В</text:span></text:p>
          </table:table-cell>
          <table:table-cell table:style-name="Таблица1.D21" office:value-type="string">
            <text:p text:style-name="P105"><text:span text:style-name="T7">07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2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053976599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26">Холодних Анастасія</text:p>
          </table:table-cell>
          <table:table-cell table:style-name="Таблица1.C22" office:value-type="string">
            <text:p text:style-name="P106">1<text:span text:style-name="T7">0</text:span>-<text:span text:style-name="T10">В</text:span></text:p>
          </table:table-cell>
          <table:table-cell table:style-name="Таблица1.D22" office:value-type="string">
            <text:p text:style-name="P105"><text:span text:style-name="T7">07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505367848576" text:continue-numbering="true" text:style-name="L1">
              <text:list-item>
                <text:p text:style-name="P96"><draw:frame draw:style-name="fr1" draw:name="Изображение22" text:anchor-type="paragraph" svg:x="16.249cm" svg:y="0.563cm" svg:width="1.953cm" svg:height="0.947cm" draw:z-index="22"><draw:image xlink:href="Pictures/100002010000004A0000002402B6596EB4CD6EE9.png" xlink:type="simple" xlink:show="embed" xlink:actuate="onLoad" loext:mime-type="image/png"/></draw:frame></text:p>
              </text:list-item>
            </text:list>
          </table:table-cell>
          <table:table-cell table:style-name="Таблица1.B23" office:value-type="string">
            <text:p text:style-name="P26">Чередниченко Сергій</text:p>
          </table:table-cell>
          <table:table-cell table:style-name="Таблица1.C23" office:value-type="string">
            <text:p text:style-name="P106">1<text:span text:style-name="T7">0</text:span>-<text:span text:style-name="T10">В</text:span></text:p>
          </table:table-cell>
          <table:table-cell table:style-name="Таблица1.D23" office:value-type="string">
            <text:p text:style-name="P105"><text:span text:style-name="T7">07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50498376523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4" office:value-type="string">
            <text:p text:style-name="P26">Щурова Юлія</text:p>
          </table:table-cell>
          <table:table-cell table:style-name="Таблица1.C24" office:value-type="string">
            <text:p text:style-name="P106">1<text:span text:style-name="T7">0</text:span>-<text:span text:style-name="T10">В</text:span></text:p>
          </table:table-cell>
          <table:table-cell table:style-name="Таблица1.D24" office:value-type="string">
            <text:p text:style-name="P105"><text:span text:style-name="T7">07.09</text:span>.2016</text:p>
          </table:table-cell>
          <table:table-cell table:style-name="Таблица1.E24" office:value-type="string">
            <text:p text:style-name="P106">первинний</text:p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1506141714587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9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506393430676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9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506048973764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9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504856334630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109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4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1504613276064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109"/>
          </table:table-cell>
          <table:table-cell table:style-name="Таблица1.C29" office:value-type="string">
            <text:p text:style-name="P37"/>
          </table:table-cell>
          <table:table-cell table:style-name="Таблица1.D29" office:value-type="string">
            <text:p text:style-name="P104"/>
          </table:table-cell>
          <table:table-cell table:style-name="Таблица1.E29" office:value-type="string">
            <text:p text:style-name="P35"/>
          </table:table-cell>
          <table:table-cell table:style-name="Таблица1.F29" office:value-type="string">
            <text:p text:style-name="P38"/>
          </table:table-cell>
          <table:table-cell table:style-name="Таблица1.G29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150630899546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4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461399973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4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81064581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4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83725846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4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480162381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4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641406290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4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08252999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4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96765712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4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643859250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4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06754764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4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28253022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4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89085539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4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64354111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4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15780257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4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494979559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4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98432123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4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29271957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4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60772409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4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479346591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4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36610644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4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654242350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4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667113486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4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465019588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4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78298538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75691089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99792088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493384185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99316030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4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505466027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4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15066266552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4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69824382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1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69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60758179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1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69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63524650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1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69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0747091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1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69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66624834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1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69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1985800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1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69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2754775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1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69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9284565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1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69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63443328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1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69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2662169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1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69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62277046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1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69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5787916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1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69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3014313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1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69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48379953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1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69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3400022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1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69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60841509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1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69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61788997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1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69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3827919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1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69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4592172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1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69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60851311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1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69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47812627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1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69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65378252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1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69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56346230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1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69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15048707237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5342272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54045570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59224681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63507423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1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60641445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1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69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53178677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53072316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60891857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52235060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1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15066018420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1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69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0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15067491729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5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69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2650066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5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69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81681127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5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69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2626793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5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69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04312605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5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69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49136436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5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69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1265867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5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69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1339230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5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69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0176819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5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69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8613493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5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69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6820590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5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69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35170332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5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69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5550705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5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69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2064238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5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69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8880439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5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69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3574744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5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69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1801367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5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69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6946465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5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69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68747369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5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69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9264840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5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69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7799001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5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69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1946249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5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69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0997140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5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69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1007503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0185700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49820127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6878298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5345525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5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6092973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5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69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640269493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9544996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8024828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5412111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5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150582199757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5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69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1506836518688" text:continue-list="list81505821997576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8546206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3474426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247208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6278340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3667223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533618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4207101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9976487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5801482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6088742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0374024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0415252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5890276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7879133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7751225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5245971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3027428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0111727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7693142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5779519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60600532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5839904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15058225507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5063238798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5062154164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5051898945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5058521391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5064116277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15052742515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71">Прізвище, ім’я учня</text:p>
          </table:table-cell>
          <table:table-cell table:style-name="Таблица4.A1" office:value-type="string">
            <text:p text:style-name="P71">Клас</text:p>
          </table:table-cell>
          <table:table-cell table:style-name="Таблица4.A1" office:value-type="string">
            <text:p text:style-name="P71">Дата інструктажу</text:p>
          </table:table-cell>
          <table:table-cell table:style-name="Таблица4.A1" office:value-type="string">
            <text:p text:style-name="P71">Назва інструктажу</text:p>
          </table:table-cell>
          <table:table-cell table:style-name="Таблица4.A1" office:value-type="string">
            <text:p text:style-name="P71">Підпис учня</text:p>
          </table:table-cell>
          <table:table-cell table:style-name="Таблица4.G1" office:value-type="string">
            <text:p text:style-name="P71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1505819590394" text:continue-list="list81505274251510" text:style-name="L2">
              <text:list-item text:start-value="1">
                <text:p text:style-name="P108"/>
              </text:list-item>
            </text:list>
          </table:table-cell>
          <table:table-cell table:style-name="Таблица4.B2" office:value-type="string">
            <text:p text:style-name="P76">Байдин Никита</text:p>
          </table:table-cell>
          <table:table-cell table:style-name="Таблица4.C2" office:value-type="string">
            <text:p text:style-name="P77">10-В</text:p>
          </table:table-cell>
          <table:table-cell table:style-name="Таблица4.D2" office:value-type="string">
            <text:p text:style-name="P74"/>
          </table:table-cell>
          <table:table-cell table:style-name="Таблица4.E2" office:value-type="string">
            <text:p text:style-name="P71">первинний</text:p>
          </table:table-cell>
          <table:table-cell table:style-name="Таблица4.F2" office:value-type="string">
            <text:p text:style-name="P74"/>
          </table:table-cell>
          <table:table-cell table:style-name="Таблица4.G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56006403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" office:value-type="string">
            <text:p text:style-name="P70">Баришніков Дмитро</text:p>
          </table:table-cell>
          <table:table-cell table:style-name="Таблица4.C3" office:value-type="string">
            <text:p text:style-name="P77">10-В</text:p>
          </table:table-cell>
          <table:table-cell table:style-name="Таблица4.D3" office:value-type="string">
            <text:p text:style-name="P74"/>
          </table:table-cell>
          <table:table-cell table:style-name="Таблица4.E3" office:value-type="string">
            <text:p text:style-name="P71">первинний</text:p>
          </table:table-cell>
          <table:table-cell table:style-name="Таблица4.F3" office:value-type="string">
            <text:p text:style-name="P74"/>
          </table:table-cell>
          <table:table-cell table:style-name="Таблица4.G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78609165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4" office:value-type="string">
            <text:p text:style-name="P70">Веселов Михайло</text:p>
          </table:table-cell>
          <table:table-cell table:style-name="Таблица4.C4" office:value-type="string">
            <text:p text:style-name="P77">10-В</text:p>
          </table:table-cell>
          <table:table-cell table:style-name="Таблица4.D4" office:value-type="string">
            <text:p text:style-name="P74"/>
          </table:table-cell>
          <table:table-cell table:style-name="Таблица4.E4" office:value-type="string">
            <text:p text:style-name="P71">первинний</text:p>
          </table:table-cell>
          <table:table-cell table:style-name="Таблица4.F4" office:value-type="string">
            <text:p text:style-name="P74"/>
          </table:table-cell>
          <table:table-cell table:style-name="Таблица4.G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79880682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5" office:value-type="string">
            <text:p text:style-name="P70">Височанський Владислав</text:p>
          </table:table-cell>
          <table:table-cell table:style-name="Таблица4.C5" office:value-type="string">
            <text:p text:style-name="P77">10-В</text:p>
          </table:table-cell>
          <table:table-cell table:style-name="Таблица4.D5" office:value-type="string">
            <text:p text:style-name="P74"/>
          </table:table-cell>
          <table:table-cell table:style-name="Таблица4.E5" office:value-type="string">
            <text:p text:style-name="P71">первинний</text:p>
          </table:table-cell>
          <table:table-cell table:style-name="Таблица4.F5" office:value-type="string">
            <text:p text:style-name="P74"/>
          </table:table-cell>
          <table:table-cell table:style-name="Таблица4.G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63638989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6" office:value-type="string">
            <text:p text:style-name="P70">Волобуєва Тетяна</text:p>
          </table:table-cell>
          <table:table-cell table:style-name="Таблица4.C6" office:value-type="string">
            <text:p text:style-name="P77">10-В</text:p>
          </table:table-cell>
          <table:table-cell table:style-name="Таблица4.D6" office:value-type="string">
            <text:p text:style-name="P74"/>
          </table:table-cell>
          <table:table-cell table:style-name="Таблица4.E6" office:value-type="string">
            <text:p text:style-name="P71">первинний</text:p>
          </table:table-cell>
          <table:table-cell table:style-name="Таблица4.F6" office:value-type="string">
            <text:p text:style-name="P74"/>
          </table:table-cell>
          <table:table-cell table:style-name="Таблица4.G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66250174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7" office:value-type="string">
            <text:p text:style-name="P70">Дудкіна Ганна</text:p>
          </table:table-cell>
          <table:table-cell table:style-name="Таблица4.C7" office:value-type="string">
            <text:p text:style-name="P77">10-В</text:p>
          </table:table-cell>
          <table:table-cell table:style-name="Таблица4.D7" office:value-type="string">
            <text:p text:style-name="P74"/>
          </table:table-cell>
          <table:table-cell table:style-name="Таблица4.E7" office:value-type="string">
            <text:p text:style-name="P71">первинний</text:p>
          </table:table-cell>
          <table:table-cell table:style-name="Таблица4.F7" office:value-type="string">
            <text:p text:style-name="P74"/>
          </table:table-cell>
          <table:table-cell table:style-name="Таблица4.G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60645024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8" office:value-type="string">
            <text:p text:style-name="P70">Єгіазарян Давіт</text:p>
          </table:table-cell>
          <table:table-cell table:style-name="Таблица4.C8" office:value-type="string">
            <text:p text:style-name="P77">10-В</text:p>
          </table:table-cell>
          <table:table-cell table:style-name="Таблица4.D8" office:value-type="string">
            <text:p text:style-name="P74"/>
          </table:table-cell>
          <table:table-cell table:style-name="Таблица4.E8" office:value-type="string">
            <text:p text:style-name="P71">первинний</text:p>
          </table:table-cell>
          <table:table-cell table:style-name="Таблица4.F8" office:value-type="string">
            <text:p text:style-name="P74"/>
          </table:table-cell>
          <table:table-cell table:style-name="Таблица4.G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85382909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9" office:value-type="string">
            <text:p text:style-name="P70">Замишляєва Ганна</text:p>
          </table:table-cell>
          <table:table-cell table:style-name="Таблица4.C9" office:value-type="string">
            <text:p text:style-name="P77">10-В</text:p>
          </table:table-cell>
          <table:table-cell table:style-name="Таблица4.D9" office:value-type="string">
            <text:p text:style-name="P74"/>
          </table:table-cell>
          <table:table-cell table:style-name="Таблица4.E9" office:value-type="string">
            <text:p text:style-name="P71">первинний</text:p>
          </table:table-cell>
          <table:table-cell table:style-name="Таблица4.F9" office:value-type="string">
            <text:p text:style-name="P74"/>
          </table:table-cell>
          <table:table-cell table:style-name="Таблица4.G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00786625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0" office:value-type="string">
            <text:p text:style-name="P70">Земляний Олександр</text:p>
          </table:table-cell>
          <table:table-cell table:style-name="Таблица4.C10" office:value-type="string">
            <text:p text:style-name="P77">10-В</text:p>
          </table:table-cell>
          <table:table-cell table:style-name="Таблица4.D10" office:value-type="string">
            <text:p text:style-name="P74"/>
          </table:table-cell>
          <table:table-cell table:style-name="Таблица4.E10" office:value-type="string">
            <text:p text:style-name="P71">первинний</text:p>
          </table:table-cell>
          <table:table-cell table:style-name="Таблица4.F10" office:value-type="string">
            <text:p text:style-name="P74"/>
          </table:table-cell>
          <table:table-cell table:style-name="Таблица4.G1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48978314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1" office:value-type="string">
            <text:p text:style-name="P70">Іванісов Денис</text:p>
          </table:table-cell>
          <table:table-cell table:style-name="Таблица4.C11" office:value-type="string">
            <text:p text:style-name="P77">10-В</text:p>
          </table:table-cell>
          <table:table-cell table:style-name="Таблица4.D11" office:value-type="string">
            <text:p text:style-name="P74"/>
          </table:table-cell>
          <table:table-cell table:style-name="Таблица4.E11" office:value-type="string">
            <text:p text:style-name="P71">первинний</text:p>
          </table:table-cell>
          <table:table-cell table:style-name="Таблица4.F11" office:value-type="string">
            <text:p text:style-name="P74"/>
          </table:table-cell>
          <table:table-cell table:style-name="Таблица4.G1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46085312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2" office:value-type="string">
            <text:p text:style-name="P70">Коваль Наталія</text:p>
          </table:table-cell>
          <table:table-cell table:style-name="Таблица4.C12" office:value-type="string">
            <text:p text:style-name="P77">10-В</text:p>
          </table:table-cell>
          <table:table-cell table:style-name="Таблица4.D12" office:value-type="string">
            <text:p text:style-name="P74"/>
          </table:table-cell>
          <table:table-cell table:style-name="Таблица4.E12" office:value-type="string">
            <text:p text:style-name="P71">первинний</text:p>
          </table:table-cell>
          <table:table-cell table:style-name="Таблица4.F12" office:value-type="string">
            <text:p text:style-name="P74"/>
          </table:table-cell>
          <table:table-cell table:style-name="Таблица4.G1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52598946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3" office:value-type="string">
            <text:p text:style-name="P70">Ковальов Юрій</text:p>
          </table:table-cell>
          <table:table-cell table:style-name="Таблица4.C13" office:value-type="string">
            <text:p text:style-name="P77">10-В</text:p>
          </table:table-cell>
          <table:table-cell table:style-name="Таблица4.D13" office:value-type="string">
            <text:p text:style-name="P74"/>
          </table:table-cell>
          <table:table-cell table:style-name="Таблица4.E13" office:value-type="string">
            <text:p text:style-name="P71">первинний</text:p>
          </table:table-cell>
          <table:table-cell table:style-name="Таблица4.F13" office:value-type="string">
            <text:p text:style-name="P74"/>
          </table:table-cell>
          <table:table-cell table:style-name="Таблица4.G1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07470020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4" office:value-type="string">
            <text:p text:style-name="P70">Кряж Дмитро</text:p>
          </table:table-cell>
          <table:table-cell table:style-name="Таблица4.C14" office:value-type="string">
            <text:p text:style-name="P77">10-В</text:p>
          </table:table-cell>
          <table:table-cell table:style-name="Таблица4.D14" office:value-type="string">
            <text:p text:style-name="P74"/>
          </table:table-cell>
          <table:table-cell table:style-name="Таблица4.E14" office:value-type="string">
            <text:p text:style-name="P71">первинний</text:p>
          </table:table-cell>
          <table:table-cell table:style-name="Таблица4.F14" office:value-type="string">
            <text:p text:style-name="P74"/>
          </table:table-cell>
          <table:table-cell table:style-name="Таблица4.G1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93969420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5" office:value-type="string">
            <text:p text:style-name="P70">Куршубадзе Еліта</text:p>
          </table:table-cell>
          <table:table-cell table:style-name="Таблица4.C15" office:value-type="string">
            <text:p text:style-name="P77">10-В</text:p>
          </table:table-cell>
          <table:table-cell table:style-name="Таблица4.D15" office:value-type="string">
            <text:p text:style-name="P74"/>
          </table:table-cell>
          <table:table-cell table:style-name="Таблица4.E15" office:value-type="string">
            <text:p text:style-name="P71">первинний</text:p>
          </table:table-cell>
          <table:table-cell table:style-name="Таблица4.F15" office:value-type="string">
            <text:p text:style-name="P74"/>
          </table:table-cell>
          <table:table-cell table:style-name="Таблица4.G1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02999266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6" office:value-type="string">
            <text:p text:style-name="P70">Лебідь Вікторія</text:p>
          </table:table-cell>
          <table:table-cell table:style-name="Таблица4.C16" office:value-type="string">
            <text:p text:style-name="P77">10-В</text:p>
          </table:table-cell>
          <table:table-cell table:style-name="Таблица4.D16" office:value-type="string">
            <text:p text:style-name="P74"/>
          </table:table-cell>
          <table:table-cell table:style-name="Таблица4.E16" office:value-type="string">
            <text:p text:style-name="P71">первинний</text:p>
          </table:table-cell>
          <table:table-cell table:style-name="Таблица4.F16" office:value-type="string">
            <text:p text:style-name="P74"/>
          </table:table-cell>
          <table:table-cell table:style-name="Таблица4.G1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98665546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7" office:value-type="string">
            <text:p text:style-name="P70">Луценко Олександр</text:p>
          </table:table-cell>
          <table:table-cell table:style-name="Таблица4.C17" office:value-type="string">
            <text:p text:style-name="P77">10-В</text:p>
          </table:table-cell>
          <table:table-cell table:style-name="Таблица4.D17" office:value-type="string">
            <text:p text:style-name="P74"/>
          </table:table-cell>
          <table:table-cell table:style-name="Таблица4.E17" office:value-type="string">
            <text:p text:style-name="P71">первинний</text:p>
          </table:table-cell>
          <table:table-cell table:style-name="Таблица4.F17" office:value-type="string">
            <text:p text:style-name="P74"/>
          </table:table-cell>
          <table:table-cell table:style-name="Таблица4.G1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93791498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8" office:value-type="string">
            <text:p text:style-name="P70">Малахов Руслан</text:p>
          </table:table-cell>
          <table:table-cell table:style-name="Таблица4.C18" office:value-type="string">
            <text:p text:style-name="P77">10-В</text:p>
          </table:table-cell>
          <table:table-cell table:style-name="Таблица4.D18" office:value-type="string">
            <text:p text:style-name="P74"/>
          </table:table-cell>
          <table:table-cell table:style-name="Таблица4.E18" office:value-type="string">
            <text:p text:style-name="P71">первинний</text:p>
          </table:table-cell>
          <table:table-cell table:style-name="Таблица4.F18" office:value-type="string">
            <text:p text:style-name="P74"/>
          </table:table-cell>
          <table:table-cell table:style-name="Таблица4.G1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497055450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19" office:value-type="string">
            <text:p text:style-name="P70">Мельничук Єгор</text:p>
          </table:table-cell>
          <table:table-cell table:style-name="Таблица4.C19" office:value-type="string">
            <text:p text:style-name="P77">10-В</text:p>
          </table:table-cell>
          <table:table-cell table:style-name="Таблица4.D19" office:value-type="string">
            <text:p text:style-name="P74"/>
          </table:table-cell>
          <table:table-cell table:style-name="Таблица4.E19" office:value-type="string">
            <text:p text:style-name="P71">первинний</text:p>
          </table:table-cell>
          <table:table-cell table:style-name="Таблица4.F19" office:value-type="string">
            <text:p text:style-name="P74"/>
          </table:table-cell>
          <table:table-cell table:style-name="Таблица4.G1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703410413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0" office:value-type="string">
            <text:p text:style-name="P70">Мирошніченко Яким</text:p>
          </table:table-cell>
          <table:table-cell table:style-name="Таблица4.C20" office:value-type="string">
            <text:p text:style-name="P77">10-В</text:p>
          </table:table-cell>
          <table:table-cell table:style-name="Таблица4.D20" office:value-type="string">
            <text:p text:style-name="P74"/>
          </table:table-cell>
          <table:table-cell table:style-name="Таблица4.E20" office:value-type="string">
            <text:p text:style-name="P71">первинний</text:p>
          </table:table-cell>
          <table:table-cell table:style-name="Таблица4.F20" office:value-type="string">
            <text:p text:style-name="P74"/>
          </table:table-cell>
          <table:table-cell table:style-name="Таблица4.G2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88072707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1" office:value-type="string">
            <text:p text:style-name="P70">Мікулін Микита</text:p>
          </table:table-cell>
          <table:table-cell table:style-name="Таблица4.C21" office:value-type="string">
            <text:p text:style-name="P77">10-В</text:p>
          </table:table-cell>
          <table:table-cell table:style-name="Таблица4.D21" office:value-type="string">
            <text:p text:style-name="P74"/>
          </table:table-cell>
          <table:table-cell table:style-name="Таблица4.E21" office:value-type="string">
            <text:p text:style-name="P71">первинний</text:p>
          </table:table-cell>
          <table:table-cell table:style-name="Таблица4.F21" office:value-type="string">
            <text:p text:style-name="P74"/>
          </table:table-cell>
          <table:table-cell table:style-name="Таблица4.G2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90681710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2" office:value-type="string">
            <text:p text:style-name="P70">Насонова Анна</text:p>
          </table:table-cell>
          <table:table-cell table:style-name="Таблица4.C22" office:value-type="string">
            <text:p text:style-name="P77">10-В</text:p>
          </table:table-cell>
          <table:table-cell table:style-name="Таблица4.D22" office:value-type="string">
            <text:p text:style-name="P74"/>
          </table:table-cell>
          <table:table-cell table:style-name="Таблица4.E22" office:value-type="string">
            <text:p text:style-name="P71">первинний</text:p>
          </table:table-cell>
          <table:table-cell table:style-name="Таблица4.F22" office:value-type="string">
            <text:p text:style-name="P74"/>
          </table:table-cell>
          <table:table-cell table:style-name="Таблица4.G2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583624941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3" office:value-type="string">
            <text:p text:style-name="P70">Овчиннікова Тетяна</text:p>
          </table:table-cell>
          <table:table-cell table:style-name="Таблица4.C23" office:value-type="string">
            <text:p text:style-name="P77">10-В</text:p>
          </table:table-cell>
          <table:table-cell table:style-name="Таблица4.D23" office:value-type="string">
            <text:p text:style-name="P74"/>
          </table:table-cell>
          <table:table-cell table:style-name="Таблица4.E23" office:value-type="string">
            <text:p text:style-name="P71">первинний</text:p>
          </table:table-cell>
          <table:table-cell table:style-name="Таблица4.F23" office:value-type="string">
            <text:p text:style-name="P74"/>
          </table:table-cell>
          <table:table-cell table:style-name="Таблица4.G2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44911132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4" office:value-type="string">
            <text:p text:style-name="P70">Осадчий Євген</text:p>
          </table:table-cell>
          <table:table-cell table:style-name="Таблица4.C24" office:value-type="string">
            <text:p text:style-name="P77">10-В</text:p>
          </table:table-cell>
          <table:table-cell table:style-name="Таблица4.D24" office:value-type="string">
            <text:p text:style-name="P74"/>
          </table:table-cell>
          <table:table-cell table:style-name="Таблица4.E24" office:value-type="string">
            <text:p text:style-name="P71">первинний</text:p>
          </table:table-cell>
          <table:table-cell table:style-name="Таблица4.F24" office:value-type="string">
            <text:p text:style-name="P74"/>
          </table:table-cell>
          <table:table-cell table:style-name="Таблица4.G2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150645918821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Парій Олен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50512200139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Посохов Максим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50541078570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Продайвода Олександр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50585146871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Свєтлічний Сергій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50574954850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29" office:value-type="string">
            <text:p text:style-name="P70">Свірь Микит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50531033561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0" office:value-type="string">
            <text:p text:style-name="P70">Семеренко Ярослав</text:p>
          </table:table-cell>
          <table:table-cell table:style-name="Таблица4.C30" office:value-type="string">
            <text:p text:style-name="P77">10-В</text:p>
          </table:table-cell>
          <table:table-cell table:style-name="Таблица4.D30" office:value-type="string">
            <text:p text:style-name="P74"/>
          </table:table-cell>
          <table:table-cell table:style-name="Таблица4.E30" office:value-type="string">
            <text:p text:style-name="P73">первинний</text:p>
          </table:table-cell>
          <table:table-cell table:style-name="Таблица4.F30" office:value-type="string">
            <text:p text:style-name="P74"/>
          </table:table-cell>
          <table:table-cell table:style-name="Таблица4.G3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50655914201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2" office:value-type="string">
            <text:p text:style-name="P70">Собур Марина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50523916761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2" office:value-type="string">
            <text:p text:style-name="P70">Сотник Володимир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150594890555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4.B33" office:value-type="string">
            <text:p text:style-name="P70">Стуконог Каріна</text:p>
          </table:table-cell>
          <table:table-cell table:style-name="Таблица4.C33" office:value-type="string">
            <text:p text:style-name="P77">10-В</text:p>
          </table:table-cell>
          <table:table-cell table:style-name="Таблица4.D33" office:value-type="string">
            <text:p text:style-name="P74"/>
          </table:table-cell>
          <table:table-cell table:style-name="Таблица4.E33" office:value-type="string">
            <text:p text:style-name="P73">первинний</text:p>
          </table:table-cell>
          <table:table-cell table:style-name="Таблица4.F33" office:value-type="string">
            <text:p text:style-name="P74"/>
          </table:table-cell>
          <table:table-cell table:style-name="Таблица4.G33" office:value-type="string">
            <text:p text:style-name="P75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1506024344544" text:continue-list="list81505948905551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4420316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8348983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9592728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5623561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6550060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0585914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9284753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6988897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4410315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0239401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70574708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6269028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2554609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8426317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9136209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7350385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2537912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3553605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5798911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8421427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6518895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2145042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15055970873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5051940993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5051765713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5053585545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5064423220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5057883584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15059022085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1">№</text:p>
          </table:table-cell>
          <table:table-cell table:style-name="Таблица6.A1" office:value-type="string">
            <text:p text:style-name="P71">Прізвище, ім’я учня</text:p>
          </table:table-cell>
          <table:table-cell table:style-name="Таблица6.A1" office:value-type="string">
            <text:p text:style-name="P71">Клас</text:p>
          </table:table-cell>
          <table:table-cell table:style-name="Таблица6.A1" office:value-type="string">
            <text:p text:style-name="P71">Дата інструктажу</text:p>
          </table:table-cell>
          <table:table-cell table:style-name="Таблица6.A1" office:value-type="string">
            <text:p text:style-name="P71">Назва інструктажу</text:p>
          </table:table-cell>
          <table:table-cell table:style-name="Таблица6.A1" office:value-type="string">
            <text:p text:style-name="P71">Підпис учня</text:p>
          </table:table-cell>
          <table:table-cell table:style-name="Таблица6.G1" office:value-type="string">
            <text:p text:style-name="P71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1505933467749" text:continue-list="list81505902208574" text:style-name="L2">
              <text:list-item text:start-value="1">
                <text:p text:style-name="P108"/>
              </text:list-item>
            </text:list>
          </table:table-cell>
          <table:table-cell table:style-name="Таблица6.B2" office:value-type="string">
            <text:p text:style-name="P76">Байдин Никита</text:p>
          </table:table-cell>
          <table:table-cell table:style-name="Таблица6.C2" office:value-type="string">
            <text:p text:style-name="P77">10-В</text:p>
          </table:table-cell>
          <table:table-cell table:style-name="Таблица6.D2" office:value-type="string">
            <text:p text:style-name="P74"/>
          </table:table-cell>
          <table:table-cell table:style-name="Таблица6.E2" office:value-type="string">
            <text:p text:style-name="P71">первинний</text:p>
          </table:table-cell>
          <table:table-cell table:style-name="Таблица6.F2" office:value-type="string">
            <text:p text:style-name="P74"/>
          </table:table-cell>
          <table:table-cell table:style-name="Таблица6.G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39846944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" office:value-type="string">
            <text:p text:style-name="P70">Баришніков Дмитро</text:p>
          </table:table-cell>
          <table:table-cell table:style-name="Таблица6.C3" office:value-type="string">
            <text:p text:style-name="P77">10-В</text:p>
          </table:table-cell>
          <table:table-cell table:style-name="Таблица6.D3" office:value-type="string">
            <text:p text:style-name="P74"/>
          </table:table-cell>
          <table:table-cell table:style-name="Таблица6.E3" office:value-type="string">
            <text:p text:style-name="P71">первинний</text:p>
          </table:table-cell>
          <table:table-cell table:style-name="Таблица6.F3" office:value-type="string">
            <text:p text:style-name="P74"/>
          </table:table-cell>
          <table:table-cell table:style-name="Таблица6.G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70273821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4" office:value-type="string">
            <text:p text:style-name="P70">Веселов Михайло</text:p>
          </table:table-cell>
          <table:table-cell table:style-name="Таблица6.C4" office:value-type="string">
            <text:p text:style-name="P77">10-В</text:p>
          </table:table-cell>
          <table:table-cell table:style-name="Таблица6.D4" office:value-type="string">
            <text:p text:style-name="P74"/>
          </table:table-cell>
          <table:table-cell table:style-name="Таблица6.E4" office:value-type="string">
            <text:p text:style-name="P71">первинний</text:p>
          </table:table-cell>
          <table:table-cell table:style-name="Таблица6.F4" office:value-type="string">
            <text:p text:style-name="P74"/>
          </table:table-cell>
          <table:table-cell table:style-name="Таблица6.G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38421077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5" office:value-type="string">
            <text:p text:style-name="P70">Височанський Владислав</text:p>
          </table:table-cell>
          <table:table-cell table:style-name="Таблица6.C5" office:value-type="string">
            <text:p text:style-name="P77">10-В</text:p>
          </table:table-cell>
          <table:table-cell table:style-name="Таблица6.D5" office:value-type="string">
            <text:p text:style-name="P74"/>
          </table:table-cell>
          <table:table-cell table:style-name="Таблица6.E5" office:value-type="string">
            <text:p text:style-name="P71">первинний</text:p>
          </table:table-cell>
          <table:table-cell table:style-name="Таблица6.F5" office:value-type="string">
            <text:p text:style-name="P74"/>
          </table:table-cell>
          <table:table-cell table:style-name="Таблица6.G5" office:value-type="string">
            <text:p text:style-name="P74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150543491205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6" office:value-type="string">
            <text:p text:style-name="P70">Волобуєва Тетяна</text:p>
          </table:table-cell>
          <table:table-cell table:style-name="Таблица6.C6" office:value-type="string">
            <text:p text:style-name="P77">10-В</text:p>
          </table:table-cell>
          <table:table-cell table:style-name="Таблица6.D6" office:value-type="string">
            <text:p text:style-name="P74"/>
          </table:table-cell>
          <table:table-cell table:style-name="Таблица6.E6" office:value-type="string">
            <text:p text:style-name="P71">первинний</text:p>
          </table:table-cell>
          <table:table-cell table:style-name="Таблица6.F6" office:value-type="string">
            <text:p text:style-name="P74"/>
          </table:table-cell>
          <table:table-cell table:style-name="Таблица6.G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94750936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7" office:value-type="string">
            <text:p text:style-name="P70">Дудкіна Ганна</text:p>
          </table:table-cell>
          <table:table-cell table:style-name="Таблица6.C7" office:value-type="string">
            <text:p text:style-name="P77">10-В</text:p>
          </table:table-cell>
          <table:table-cell table:style-name="Таблица6.D7" office:value-type="string">
            <text:p text:style-name="P74"/>
          </table:table-cell>
          <table:table-cell table:style-name="Таблица6.E7" office:value-type="string">
            <text:p text:style-name="P71">первинний</text:p>
          </table:table-cell>
          <table:table-cell table:style-name="Таблица6.F7" office:value-type="string">
            <text:p text:style-name="P74"/>
          </table:table-cell>
          <table:table-cell table:style-name="Таблица6.G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57722651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8" office:value-type="string">
            <text:p text:style-name="P70">Єгіазарян Давіт</text:p>
          </table:table-cell>
          <table:table-cell table:style-name="Таблица6.C8" office:value-type="string">
            <text:p text:style-name="P77">10-В</text:p>
          </table:table-cell>
          <table:table-cell table:style-name="Таблица6.D8" office:value-type="string">
            <text:p text:style-name="P74"/>
          </table:table-cell>
          <table:table-cell table:style-name="Таблица6.E8" office:value-type="string">
            <text:p text:style-name="P71">первинний</text:p>
          </table:table-cell>
          <table:table-cell table:style-name="Таблица6.F8" office:value-type="string">
            <text:p text:style-name="P74"/>
          </table:table-cell>
          <table:table-cell table:style-name="Таблица6.G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76337451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9" office:value-type="string">
            <text:p text:style-name="P70">Замишляєва Ганна</text:p>
          </table:table-cell>
          <table:table-cell table:style-name="Таблица6.C9" office:value-type="string">
            <text:p text:style-name="P77">10-В</text:p>
          </table:table-cell>
          <table:table-cell table:style-name="Таблица6.D9" office:value-type="string">
            <text:p text:style-name="P74"/>
          </table:table-cell>
          <table:table-cell table:style-name="Таблица6.E9" office:value-type="string">
            <text:p text:style-name="P71">первинний</text:p>
          </table:table-cell>
          <table:table-cell table:style-name="Таблица6.F9" office:value-type="string">
            <text:p text:style-name="P74"/>
          </table:table-cell>
          <table:table-cell table:style-name="Таблица6.G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01998969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0" office:value-type="string">
            <text:p text:style-name="P70">Земляний Олександр</text:p>
          </table:table-cell>
          <table:table-cell table:style-name="Таблица6.C10" office:value-type="string">
            <text:p text:style-name="P77">10-В</text:p>
          </table:table-cell>
          <table:table-cell table:style-name="Таблица6.D10" office:value-type="string">
            <text:p text:style-name="P74"/>
          </table:table-cell>
          <table:table-cell table:style-name="Таблица6.E10" office:value-type="string">
            <text:p text:style-name="P71">первинний</text:p>
          </table:table-cell>
          <table:table-cell table:style-name="Таблица6.F10" office:value-type="string">
            <text:p text:style-name="P74"/>
          </table:table-cell>
          <table:table-cell table:style-name="Таблица6.G1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28101604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1" office:value-type="string">
            <text:p text:style-name="P70">Іванісов Денис</text:p>
          </table:table-cell>
          <table:table-cell table:style-name="Таблица6.C11" office:value-type="string">
            <text:p text:style-name="P77">10-В</text:p>
          </table:table-cell>
          <table:table-cell table:style-name="Таблица6.D11" office:value-type="string">
            <text:p text:style-name="P74"/>
          </table:table-cell>
          <table:table-cell table:style-name="Таблица6.E11" office:value-type="string">
            <text:p text:style-name="P71">первинний</text:p>
          </table:table-cell>
          <table:table-cell table:style-name="Таблица6.F11" office:value-type="string">
            <text:p text:style-name="P74"/>
          </table:table-cell>
          <table:table-cell table:style-name="Таблица6.G1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729916108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2" office:value-type="string">
            <text:p text:style-name="P70">Коваль Наталія</text:p>
          </table:table-cell>
          <table:table-cell table:style-name="Таблица6.C12" office:value-type="string">
            <text:p text:style-name="P77">10-В</text:p>
          </table:table-cell>
          <table:table-cell table:style-name="Таблица6.D12" office:value-type="string">
            <text:p text:style-name="P74"/>
          </table:table-cell>
          <table:table-cell table:style-name="Таблица6.E12" office:value-type="string">
            <text:p text:style-name="P71">первинний</text:p>
          </table:table-cell>
          <table:table-cell table:style-name="Таблица6.F12" office:value-type="string">
            <text:p text:style-name="P74"/>
          </table:table-cell>
          <table:table-cell table:style-name="Таблица6.G1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66385241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3" office:value-type="string">
            <text:p text:style-name="P70">Ковальов Юрій</text:p>
          </table:table-cell>
          <table:table-cell table:style-name="Таблица6.C13" office:value-type="string">
            <text:p text:style-name="P77">10-В</text:p>
          </table:table-cell>
          <table:table-cell table:style-name="Таблица6.D13" office:value-type="string">
            <text:p text:style-name="P74"/>
          </table:table-cell>
          <table:table-cell table:style-name="Таблица6.E13" office:value-type="string">
            <text:p text:style-name="P71">первинний</text:p>
          </table:table-cell>
          <table:table-cell table:style-name="Таблица6.F13" office:value-type="string">
            <text:p text:style-name="P74"/>
          </table:table-cell>
          <table:table-cell table:style-name="Таблица6.G1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717069116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4" office:value-type="string">
            <text:p text:style-name="P70">Кряж Дмитро</text:p>
          </table:table-cell>
          <table:table-cell table:style-name="Таблица6.C14" office:value-type="string">
            <text:p text:style-name="P77">10-В</text:p>
          </table:table-cell>
          <table:table-cell table:style-name="Таблица6.D14" office:value-type="string">
            <text:p text:style-name="P74"/>
          </table:table-cell>
          <table:table-cell table:style-name="Таблица6.E14" office:value-type="string">
            <text:p text:style-name="P71">первинний</text:p>
          </table:table-cell>
          <table:table-cell table:style-name="Таблица6.F14" office:value-type="string">
            <text:p text:style-name="P74"/>
          </table:table-cell>
          <table:table-cell table:style-name="Таблица6.G1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89601081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5" office:value-type="string">
            <text:p text:style-name="P70">Куршубадзе Еліта</text:p>
          </table:table-cell>
          <table:table-cell table:style-name="Таблица6.C15" office:value-type="string">
            <text:p text:style-name="P77">10-В</text:p>
          </table:table-cell>
          <table:table-cell table:style-name="Таблица6.D15" office:value-type="string">
            <text:p text:style-name="P74"/>
          </table:table-cell>
          <table:table-cell table:style-name="Таблица6.E15" office:value-type="string">
            <text:p text:style-name="P71">первинний</text:p>
          </table:table-cell>
          <table:table-cell table:style-name="Таблица6.F15" office:value-type="string">
            <text:p text:style-name="P74"/>
          </table:table-cell>
          <table:table-cell table:style-name="Таблица6.G15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24678513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6" office:value-type="string">
            <text:p text:style-name="P70">Лебідь Вікторія</text:p>
          </table:table-cell>
          <table:table-cell table:style-name="Таблица6.C16" office:value-type="string">
            <text:p text:style-name="P77">10-В</text:p>
          </table:table-cell>
          <table:table-cell table:style-name="Таблица6.D16" office:value-type="string">
            <text:p text:style-name="P74"/>
          </table:table-cell>
          <table:table-cell table:style-name="Таблица6.E16" office:value-type="string">
            <text:p text:style-name="P71">первинний</text:p>
          </table:table-cell>
          <table:table-cell table:style-name="Таблица6.F16" office:value-type="string">
            <text:p text:style-name="P74"/>
          </table:table-cell>
          <table:table-cell table:style-name="Таблица6.G1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21958872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7" office:value-type="string">
            <text:p text:style-name="P70">Луценко Олександр</text:p>
          </table:table-cell>
          <table:table-cell table:style-name="Таблица6.C17" office:value-type="string">
            <text:p text:style-name="P77">10-В</text:p>
          </table:table-cell>
          <table:table-cell table:style-name="Таблица6.D17" office:value-type="string">
            <text:p text:style-name="P74"/>
          </table:table-cell>
          <table:table-cell table:style-name="Таблица6.E17" office:value-type="string">
            <text:p text:style-name="P71">первинний</text:p>
          </table:table-cell>
          <table:table-cell table:style-name="Таблица6.F17" office:value-type="string">
            <text:p text:style-name="P74"/>
          </table:table-cell>
          <table:table-cell table:style-name="Таблица6.G1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222014175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8" office:value-type="string">
            <text:p text:style-name="P70">Малахов Руслан</text:p>
          </table:table-cell>
          <table:table-cell table:style-name="Таблица6.C18" office:value-type="string">
            <text:p text:style-name="P77">10-В</text:p>
          </table:table-cell>
          <table:table-cell table:style-name="Таблица6.D18" office:value-type="string">
            <text:p text:style-name="P74"/>
          </table:table-cell>
          <table:table-cell table:style-name="Таблица6.E18" office:value-type="string">
            <text:p text:style-name="P71">первинний</text:p>
          </table:table-cell>
          <table:table-cell table:style-name="Таблица6.F18" office:value-type="string">
            <text:p text:style-name="P74"/>
          </table:table-cell>
          <table:table-cell table:style-name="Таблица6.G1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704440144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19" office:value-type="string">
            <text:p text:style-name="P70">Мельничук Єгор</text:p>
          </table:table-cell>
          <table:table-cell table:style-name="Таблица6.C19" office:value-type="string">
            <text:p text:style-name="P77">10-В</text:p>
          </table:table-cell>
          <table:table-cell table:style-name="Таблица6.D19" office:value-type="string">
            <text:p text:style-name="P74"/>
          </table:table-cell>
          <table:table-cell table:style-name="Таблица6.E19" office:value-type="string">
            <text:p text:style-name="P71">первинний</text:p>
          </table:table-cell>
          <table:table-cell table:style-name="Таблица6.F19" office:value-type="string">
            <text:p text:style-name="P74"/>
          </table:table-cell>
          <table:table-cell table:style-name="Таблица6.G1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430248657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0" office:value-type="string">
            <text:p text:style-name="P70">Мирошніченко Яким</text:p>
          </table:table-cell>
          <table:table-cell table:style-name="Таблица6.C20" office:value-type="string">
            <text:p text:style-name="P77">10-В</text:p>
          </table:table-cell>
          <table:table-cell table:style-name="Таблица6.D20" office:value-type="string">
            <text:p text:style-name="P74"/>
          </table:table-cell>
          <table:table-cell table:style-name="Таблица6.E20" office:value-type="string">
            <text:p text:style-name="P71">первинний</text:p>
          </table:table-cell>
          <table:table-cell table:style-name="Таблица6.F20" office:value-type="string">
            <text:p text:style-name="P74"/>
          </table:table-cell>
          <table:table-cell table:style-name="Таблица6.G2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16266815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1" office:value-type="string">
            <text:p text:style-name="P70">Мікулін Микита</text:p>
          </table:table-cell>
          <table:table-cell table:style-name="Таблица6.C21" office:value-type="string">
            <text:p text:style-name="P77">10-В</text:p>
          </table:table-cell>
          <table:table-cell table:style-name="Таблица6.D21" office:value-type="string">
            <text:p text:style-name="P74"/>
          </table:table-cell>
          <table:table-cell table:style-name="Таблица6.E21" office:value-type="string">
            <text:p text:style-name="P71">первинний</text:p>
          </table:table-cell>
          <table:table-cell table:style-name="Таблица6.F21" office:value-type="string">
            <text:p text:style-name="P74"/>
          </table:table-cell>
          <table:table-cell table:style-name="Таблица6.G2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12929495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2" office:value-type="string">
            <text:p text:style-name="P70">Насонова Анна</text:p>
          </table:table-cell>
          <table:table-cell table:style-name="Таблица6.C22" office:value-type="string">
            <text:p text:style-name="P77">10-В</text:p>
          </table:table-cell>
          <table:table-cell table:style-name="Таблица6.D22" office:value-type="string">
            <text:p text:style-name="P74"/>
          </table:table-cell>
          <table:table-cell table:style-name="Таблица6.E22" office:value-type="string">
            <text:p text:style-name="P71">первинний</text:p>
          </table:table-cell>
          <table:table-cell table:style-name="Таблица6.F22" office:value-type="string">
            <text:p text:style-name="P74"/>
          </table:table-cell>
          <table:table-cell table:style-name="Таблица6.G2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051397281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3" office:value-type="string">
            <text:p text:style-name="P70">Овчиннікова Тетяна</text:p>
          </table:table-cell>
          <table:table-cell table:style-name="Таблица6.C23" office:value-type="string">
            <text:p text:style-name="P77">10-В</text:p>
          </table:table-cell>
          <table:table-cell table:style-name="Таблица6.D23" office:value-type="string">
            <text:p text:style-name="P74"/>
          </table:table-cell>
          <table:table-cell table:style-name="Таблица6.E23" office:value-type="string">
            <text:p text:style-name="P71">первинний</text:p>
          </table:table-cell>
          <table:table-cell table:style-name="Таблица6.F23" office:value-type="string">
            <text:p text:style-name="P74"/>
          </table:table-cell>
          <table:table-cell table:style-name="Таблица6.G2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697811282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4" office:value-type="string">
            <text:p text:style-name="P70">Осадчий Євген</text:p>
          </table:table-cell>
          <table:table-cell table:style-name="Таблица6.C24" office:value-type="string">
            <text:p text:style-name="P77">10-В</text:p>
          </table:table-cell>
          <table:table-cell table:style-name="Таблица6.D24" office:value-type="string">
            <text:p text:style-name="P74"/>
          </table:table-cell>
          <table:table-cell table:style-name="Таблица6.E24" office:value-type="string">
            <text:p text:style-name="P71">первинний</text:p>
          </table:table-cell>
          <table:table-cell table:style-name="Таблица6.F24" office:value-type="string">
            <text:p text:style-name="P74"/>
          </table:table-cell>
          <table:table-cell table:style-name="Таблица6.G2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1505122786520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Парій Олен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50707634301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Посохов Максим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505908529996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Продайвода Олександр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507035195574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Свєтлічний Сергій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50603722971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29" office:value-type="string">
            <text:p text:style-name="P70">Свірь Микит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505860815893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0" office:value-type="string">
            <text:p text:style-name="P70">Семеренко Ярослав</text:p>
          </table:table-cell>
          <table:table-cell table:style-name="Таблица6.C30" office:value-type="string">
            <text:p text:style-name="P77">10-В</text:p>
          </table:table-cell>
          <table:table-cell table:style-name="Таблица6.D30" office:value-type="string">
            <text:p text:style-name="P74"/>
          </table:table-cell>
          <table:table-cell table:style-name="Таблица6.E30" office:value-type="string">
            <text:p text:style-name="P73">первинний</text:p>
          </table:table-cell>
          <table:table-cell table:style-name="Таблица6.F30" office:value-type="string">
            <text:p text:style-name="P74"/>
          </table:table-cell>
          <table:table-cell table:style-name="Таблица6.G3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505248477719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1" office:value-type="string">
            <text:p text:style-name="P70">Собур Марина</text:p>
          </table:table-cell>
          <table:table-cell table:style-name="Таблица6.C31" office:value-type="string">
            <text:p text:style-name="P77">10-В</text:p>
          </table:table-cell>
          <table:table-cell table:style-name="Таблица6.D31" office:value-type="string">
            <text:p text:style-name="P74"/>
          </table:table-cell>
          <table:table-cell table:style-name="Таблица6.E31" office:value-type="string">
            <text:p text:style-name="P73">первинний</text:p>
          </table:table-cell>
          <table:table-cell table:style-name="Таблица6.F31" office:value-type="string">
            <text:p text:style-name="P74"/>
          </table:table-cell>
          <table:table-cell table:style-name="Таблица6.G3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1506748578882" text:continue-numbering="true" text:style-name="L2">
              <text:list-item>
                <text:p text:style-name="P108"/>
              </text:list-item>
            </text:list>
          </table:table-cell>
          <table:table-cell table:style-name="Таблица6.B32" office:value-type="string">
            <text:p text:style-name="P70">Сотник Володимир</text:p>
          </table:table-cell>
          <table:table-cell table:style-name="Таблица6.C32" office:value-type="string">
            <text:p text:style-name="P77">10-В</text:p>
          </table:table-cell>
          <table:table-cell table:style-name="Таблица6.D32" office:value-type="string">
            <text:p text:style-name="P74"/>
          </table:table-cell>
          <table:table-cell table:style-name="Таблица6.E32" office:value-type="string">
            <text:p text:style-name="P73">первинний</text:p>
          </table:table-cell>
          <table:table-cell table:style-name="Таблица6.F32" office:value-type="string">
            <text:p text:style-name="P74"/>
          </table:table-cell>
          <table:table-cell table:style-name="Таблица6.G32" office:value-type="string">
            <text:p text:style-name="P75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1506355844487" text:continue-list="list81506748578882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52079504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9705663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5879419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2140219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8279757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0294146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71113948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15072130796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3139198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8084385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70799415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70211591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55221326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9928741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72386787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0851954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7884809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55971833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6430127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52464208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1255634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3142304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62833499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15056816881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5058637000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5066893350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5062764181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15064565192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1506730988444" text:continue-list="list81506456519239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78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8011620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78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5471752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78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7894615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78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72132419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78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6838541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78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3247967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78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4918513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78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3523768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78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4045114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78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0808071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78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3943940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78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9807088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78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9007366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78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5745733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78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7405472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78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6133513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78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5587453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78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2351749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78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2806526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78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3877275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78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7946338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78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64599816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78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15054634475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78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15061866652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78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7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1505961312496" text:continue-list="list81506186665216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0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6805403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0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73042184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0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70005748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0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56413452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0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73061967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0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8545535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0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52209601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0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53596192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0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5877988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0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5577812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0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56531341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0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5975533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0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53451672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0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57776254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0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70812313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0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4232230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0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6628569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0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4543433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0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55967291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0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0550386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0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54572955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0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70015899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0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71076665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0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15065293008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0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1507408406273" text:continue-list="list81506529300863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58200145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73216764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68904469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53287197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69657076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61808204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73948936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71023907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63518830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67120120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15073206634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53236960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72774597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72745622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60820270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65947040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63365418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55467225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71364103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55088844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57632041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56341953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15053572431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5069130166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5060875876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506855076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5056823989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5065987326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15072456409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1505642149418" text:continue-list="list81507245640979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1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72285093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1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2969106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1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5908397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1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7996183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1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72816412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1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2272116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1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0003221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1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54477215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1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57497172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1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5106314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1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70653437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1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70624519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1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4163992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1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1504678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1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5784115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1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54370429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1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57298733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1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5180514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1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57170511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1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55784663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1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9675451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1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63569505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1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15074445688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5068762032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5063307705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5069463068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5055413196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5055396482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1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5066981510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1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5066139343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1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15074820988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1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1505784499951" text:continue-list="list81507482098853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3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3783846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3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56059122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3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54166023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3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57677564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3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540548579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3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72314604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3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55386391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3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4541294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3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2246585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3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2998727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3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2489338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3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9526759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3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1476748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3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9037179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3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73412488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3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71862881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3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7636170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3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6846602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3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708236973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3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4180553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3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56491230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3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50817320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3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74139104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8632734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0860497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3798281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72924724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55271948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3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596123727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3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563763178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3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150665723400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3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1506640754524" text:continue-list="list81506657234000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1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74296750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1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2379601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1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7344947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1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3397130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1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58239868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1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57145203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1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56613354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1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9002445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1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0086894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1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6945563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1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0547989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1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76019830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1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72435886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1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71530557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1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5712616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1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72542529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1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5068407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1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59797637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1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71085442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1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55217967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1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2294834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1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69559359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1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15073877870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5058205497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5060766903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5067162595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5055723667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1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15062531068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1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8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1507190637980" text:continue-list="list81506253106864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2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56947491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2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4320924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2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1182258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2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0939647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2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2439341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2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55439348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2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56745927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2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1083493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2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24719944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2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10788891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2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56807722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2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10283869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2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3233939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2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0887177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2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40974451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2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0433640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2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92569904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2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99164437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2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60804991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2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0543445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2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1677364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2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721189876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2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3417289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93789912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3787159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56040083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59614325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2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15060594938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2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1506200855358" text:continue-list="list81506059493855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78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5381316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78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70489813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78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6580572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78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72330810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78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58479539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78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5944975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78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0331500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78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57225693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78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5658398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78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9861827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78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73064342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78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3671276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78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59138458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78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58770631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78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56924745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78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73805438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78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5585725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78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74062756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78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74711030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78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74558122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78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8989617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78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70470395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78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15062361948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75532595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76911244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6804738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65924434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77069377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78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66579176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68859361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56925797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69344548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78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15069954105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78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1505863443500" text:continue-list="list81506995410522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79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3119437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79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7509547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79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75182941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79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7895548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79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13055692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79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57087072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79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7424695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79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67314372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79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03147447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79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57879095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79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9662580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79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580304335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79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36286314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79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00746725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79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4199380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79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5750532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79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59525337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79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580274756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79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23466875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79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27916371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79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5302980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79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77583351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79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35181519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60230099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6907347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9862807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43089855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58221759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79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661605570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73124757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0141685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2042319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79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15072560893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79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14:12.770378370</dc:date>
    <meta:editing-duration>PT1H22M</meta:editing-duration>
    <meta:editing-cycles>15</meta:editing-cycles>
    <meta:generator>LibreOffice/5.4.3.2$Linux_X86_64 LibreOffice_project/40m0$Build-2</meta:generator>
    <meta:document-statistic meta:table-count="18" meta:image-count="23" meta:object-count="0" meta:page-count="19" meta:paragraph-count="2740" meta:word-count="3623" meta:character-count="24178" meta:non-whitespace-character-count="23345"/>
  </office:meta>
</office:document-meta>
</file>